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X z Endstop</text:p>
      <text:p text:style-name="Standard"/>
      <text:p text:style-name="Standard">5 M2.5 Washer</text:p>
      <text:p text:style-name="Standard">3 M2.5 x 12 caps</text:p>
      <text:p text:style-name="Standard">1 m3x20csk</text:p>
      <text:p text:style-name="Standard">2 m3 washer</text:p>
      <text:p text:style-name="Standard">1 m3 nut </text:p>
      <text:p text:style-name="Standard">2 Endsto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hys Jones</meta:initial-creator>
    <meta:creation-date>2013-01-30T09:09:59</meta:creation-date>
    <dc:date>2013-01-30T09:13:09</dc:date>
    <dc:creator>Rhys Jones</dc:creator>
    <meta:editing-duration>P0D</meta:editing-duration>
    <meta:editing-cycles>1</meta:editing-cycles>
    <meta:document-statistic meta:table-count="0" meta:image-count="0" meta:object-count="0" meta:page-count="1" meta:paragraph-count="7" meta:word-count="21" meta:character-count="80" meta:non-whitespace-character-count="65"/>
    <meta:generator>LibreOffice/3.5$Linux_X86_64 LibreOffice_project/350m1$Build-2</meta:generator>
  </office:meta>
</office:document-meta>
</file>